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style:font-name="Liberation Serif" fo:font-size="14pt" officeooo:rsid="0041f99b" officeooo:paragraph-rsid="0041f99b" style:font-size-asian="14pt" style:font-size-complex="14pt"/>
    </style:style>
    <style:style style:name="P2" style:family="paragraph" style:parent-style-name="Standard">
      <style:paragraph-properties fo:line-height="100%"/>
      <style:text-properties style:font-name="Liberation Serif" fo:font-size="14pt" officeooo:paragraph-rsid="0041f99b" style:font-size-asian="14pt" style:font-size-complex="14pt"/>
    </style:style>
    <style:style style:name="P3" style:family="paragraph" style:parent-style-name="Standard">
      <style:paragraph-properties fo:line-height="100%"/>
      <style:text-properties style:font-name="Liberation Serif" fo:font-size="12pt" officeooo:paragraph-rsid="0041f99b" style:font-size-asian="12pt" style:font-size-complex="12pt"/>
    </style:style>
    <style:style style:name="P4" style:family="paragraph" style:parent-style-name="Standard">
      <style:paragraph-properties fo:line-height="100%"/>
      <style:text-properties style:font-name="Liberation Serif" fo:font-size="12pt" officeooo:rsid="00454196" officeooo:paragraph-rsid="00454196" style:font-size-asian="12pt" style:font-size-complex="12pt"/>
    </style:style>
    <style:style style:name="P5" style:family="paragraph" style:parent-style-name="Standard">
      <style:text-properties fo:font-size="12pt" officeooo:rsid="0004b376" officeooo:paragraph-rsid="0004b376" style:font-size-asian="12pt" style:font-size-complex="12pt"/>
    </style:style>
    <style:style style:name="P6" style:family="paragraph" style:parent-style-name="Standard">
      <style:text-properties fo:font-size="14pt" officeooo:rsid="00122276" officeooo:paragraph-rsid="0004b376" style:font-size-asian="14pt" style:font-size-complex="14pt"/>
    </style:style>
    <style:style style:name="P7" style:family="paragraph" style:parent-style-name="Standard">
      <style:text-properties fo:font-size="12pt" officeooo:rsid="00122276" officeooo:paragraph-rsid="0004b376" style:font-size-asian="12pt" style:font-size-complex="12pt"/>
    </style:style>
    <style:style style:name="P8" style:family="paragraph" style:parent-style-name="Standard">
      <style:text-properties fo:font-size="12pt" officeooo:rsid="00122276" officeooo:paragraph-rsid="00047f2f" style:font-size-asian="12pt" style:font-size-complex="12pt"/>
    </style:style>
    <style:style style:name="P9" style:family="paragraph" style:parent-style-name="Standard">
      <style:text-properties fo:font-size="12pt" officeooo:rsid="00127047" officeooo:paragraph-rsid="00047f2f" style:font-size-asian="12pt" style:font-size-complex="12pt"/>
    </style:style>
    <style:style style:name="P10" style:family="paragraph" style:parent-style-name="Standard">
      <style:text-properties fo:font-size="12pt" officeooo:rsid="00159403" officeooo:paragraph-rsid="00047f2f" style:font-size-asian="12pt" style:font-size-complex="12pt"/>
    </style:style>
    <style:style style:name="P11" style:family="paragraph" style:parent-style-name="Standard">
      <style:text-properties fo:font-size="12pt" officeooo:rsid="00297f90" officeooo:paragraph-rsid="00047f2f" style:font-size-asian="12pt" style:font-size-complex="12pt"/>
    </style:style>
    <style:style style:name="P12" style:family="paragraph" style:parent-style-name="Standard">
      <style:text-properties fo:font-size="12pt" officeooo:rsid="001bbbad" officeooo:paragraph-rsid="00047f2f" style:font-size-asian="12pt" style:font-size-complex="12pt"/>
    </style:style>
    <style:style style:name="P13" style:family="paragraph" style:parent-style-name="Standard">
      <style:text-properties fo:font-size="12pt" officeooo:rsid="001c9182" officeooo:paragraph-rsid="00047f2f" style:font-size-asian="12pt" style:font-size-complex="12pt"/>
    </style:style>
    <style:style style:name="P14" style:family="paragraph" style:parent-style-name="Standard">
      <style:text-properties fo:font-size="12pt" officeooo:rsid="001cfb21" officeooo:paragraph-rsid="00047f2f" style:font-size-asian="12pt" style:font-size-complex="12pt"/>
    </style:style>
    <style:style style:name="P15" style:family="paragraph" style:parent-style-name="Standard">
      <style:text-properties fo:font-size="12pt" officeooo:rsid="001da777" officeooo:paragraph-rsid="00047f2f" style:font-size-asian="12pt" style:font-size-complex="12pt"/>
    </style:style>
    <style:style style:name="P16" style:family="paragraph" style:parent-style-name="Standard">
      <style:text-properties fo:font-size="12pt" officeooo:rsid="00302328" officeooo:paragraph-rsid="00047f2f" style:font-size-asian="12pt" style:font-size-complex="12pt"/>
    </style:style>
    <style:style style:name="P17" style:family="paragraph" style:parent-style-name="Standard">
      <style:text-properties fo:font-size="12pt" officeooo:rsid="00130639" officeooo:paragraph-rsid="0004b376" style:font-size-asian="12pt" style:font-size-complex="12pt"/>
    </style:style>
    <style:style style:name="P18" style:family="paragraph" style:parent-style-name="Standard">
      <style:text-properties fo:font-size="14pt" officeooo:rsid="00130639" officeooo:paragraph-rsid="0004b376" style:font-size-asian="14pt" style:font-size-complex="14pt"/>
    </style:style>
    <style:style style:name="P19" style:family="paragraph" style:parent-style-name="Standard">
      <style:text-properties fo:font-size="12pt" officeooo:rsid="0014905c" officeooo:paragraph-rsid="0004b376" style:font-size-asian="12pt" style:font-size-complex="12pt"/>
    </style:style>
    <style:style style:name="P20" style:family="paragraph" style:parent-style-name="Standard">
      <style:text-properties fo:font-size="12pt" officeooo:rsid="001600bc" officeooo:paragraph-rsid="0004b376" style:font-size-asian="12pt" style:font-size-complex="12pt"/>
    </style:style>
    <style:style style:name="P21" style:family="paragraph" style:parent-style-name="Standard">
      <style:text-properties fo:font-size="12pt" officeooo:rsid="0018775a" officeooo:paragraph-rsid="0004b376" style:font-size-asian="12pt" style:font-size-complex="12pt"/>
    </style:style>
    <style:style style:name="P22" style:family="paragraph" style:parent-style-name="Standard">
      <style:text-properties fo:font-size="12pt" officeooo:rsid="0016fcce" officeooo:paragraph-rsid="0004b376" style:font-size-asian="12pt" style:font-size-complex="12pt"/>
    </style:style>
    <style:style style:name="P23" style:family="paragraph" style:parent-style-name="Standard">
      <style:text-properties fo:font-size="12pt" officeooo:rsid="00181d46" officeooo:paragraph-rsid="0004b376" style:font-size-asian="12pt" style:font-size-complex="12pt"/>
    </style:style>
    <style:style style:name="P24" style:family="paragraph" style:parent-style-name="Standard">
      <style:text-properties fo:font-size="12pt" officeooo:rsid="001a727e" officeooo:paragraph-rsid="0004b376" style:font-size-asian="12pt" style:font-size-complex="12pt"/>
    </style:style>
    <style:style style:name="P25" style:family="paragraph" style:parent-style-name="Standard">
      <style:text-properties fo:font-size="12pt" officeooo:rsid="001c245a" officeooo:paragraph-rsid="0004b376" style:font-size-asian="12pt" style:font-size-complex="12pt"/>
    </style:style>
    <style:style style:name="P26" style:family="paragraph" style:parent-style-name="Standard">
      <style:text-properties fo:font-size="12pt" officeooo:rsid="001caac4" officeooo:paragraph-rsid="0004b376" style:font-size-asian="12pt" style:font-size-complex="12pt"/>
    </style:style>
    <style:style style:name="P27" style:family="paragraph" style:parent-style-name="Standard">
      <style:text-properties fo:font-size="12pt" officeooo:rsid="00220119" officeooo:paragraph-rsid="0004b376" style:font-size-asian="12pt" style:font-size-complex="12pt"/>
    </style:style>
    <style:style style:name="P28" style:family="paragraph" style:parent-style-name="Standard">
      <style:text-properties fo:font-size="12pt" officeooo:rsid="00220119" officeooo:paragraph-rsid="000a9444" style:font-size-asian="12pt" style:font-size-complex="12pt"/>
    </style:style>
    <style:style style:name="P29" style:family="paragraph" style:parent-style-name="Standard">
      <style:text-properties style:font-name="Liberation Serif" fo:font-size="12pt" officeooo:paragraph-rsid="0004b376" style:font-size-asian="12pt" style:font-size-complex="12pt"/>
    </style:style>
    <style:style style:name="P30" style:family="paragraph" style:parent-style-name="Standard">
      <style:paragraph-properties fo:line-height="100%"/>
      <style:text-properties style:font-name="Liberation Serif" fo:font-size="12pt" officeooo:paragraph-rsid="0004b376" style:font-size-asian="12pt" style:font-size-complex="12pt"/>
    </style:style>
    <style:style style:name="P31" style:family="paragraph" style:parent-style-name="Standard">
      <style:paragraph-properties fo:line-height="100%"/>
      <style:text-properties style:font-name="Liberation Serif" fo:font-size="12pt" officeooo:rsid="0020d800" officeooo:paragraph-rsid="0004b376" style:font-size-asian="12pt" style:font-size-complex="12pt"/>
    </style:style>
    <style:style style:name="P32" style:family="paragraph" style:parent-style-name="Standard">
      <style:paragraph-properties fo:line-height="100%"/>
      <style:text-properties style:font-name="Liberation Serif" fo:font-size="12pt" officeooo:rsid="002a9a2a" officeooo:paragraph-rsid="0004b376" style:font-size-asian="12pt" style:font-size-complex="12pt"/>
    </style:style>
    <style:style style:name="P33" style:family="paragraph" style:parent-style-name="Standard">
      <style:paragraph-properties fo:line-height="100%"/>
      <style:text-properties style:font-name="Liberation Serif" fo:font-size="12pt" officeooo:rsid="0004b376" officeooo:paragraph-rsid="0004b376" style:font-size-asian="12pt" style:font-size-complex="12pt"/>
    </style:style>
    <style:style style:name="P34" style:family="paragraph" style:parent-style-name="Standard">
      <style:paragraph-properties fo:line-height="100%"/>
      <style:text-properties style:font-name="Liberation Serif" fo:font-size="12pt" officeooo:rsid="0041f99b" officeooo:paragraph-rsid="00087e0d" style:font-size-asian="12pt" style:font-size-complex="12pt"/>
    </style:style>
    <style:style style:name="P35" style:family="paragraph" style:parent-style-name="Standard">
      <style:paragraph-properties fo:line-height="100%"/>
      <style:text-properties style:font-name="Liberation Serif" fo:font-size="12pt" officeooo:rsid="000a9444" officeooo:paragraph-rsid="000a9444" style:font-size-asian="12pt" style:font-size-complex="12pt"/>
    </style:style>
    <style:style style:name="P36" style:family="paragraph" style:parent-style-name="Standard">
      <style:paragraph-properties fo:line-height="100%"/>
      <style:text-properties style:font-name="Liberation Serif" fo:font-size="14pt" officeooo:rsid="000a9444" officeooo:paragraph-rsid="000a9444" style:font-size-asian="14pt" style:font-size-complex="14pt"/>
    </style:style>
    <style:style style:name="P37" style:family="paragraph" style:parent-style-name="Standard">
      <style:paragraph-properties fo:line-height="100%"/>
      <style:text-properties style:font-name="Liberation Serif" fo:font-size="12pt" officeooo:paragraph-rsid="000a9444" style:font-size-asian="12pt" style:font-size-complex="12pt"/>
    </style:style>
    <style:style style:name="P38" style:family="paragraph" style:parent-style-name="Standard">
      <style:paragraph-properties fo:line-height="100%"/>
      <style:text-properties style:font-name="Liberation Serif" fo:font-size="12pt" officeooo:rsid="002cd3b4" officeooo:paragraph-rsid="000a9444" style:font-size-asian="12pt" style:font-size-complex="12pt"/>
    </style:style>
    <style:style style:name="P39" style:family="paragraph" style:parent-style-name="Standard">
      <style:paragraph-properties fo:line-height="100%"/>
      <style:text-properties style:font-name="Liberation Serif" fo:font-size="12pt" officeooo:rsid="002ead69" officeooo:paragraph-rsid="000a9444" style:font-size-asian="12pt" style:font-size-complex="12pt"/>
    </style:style>
    <style:style style:name="P40" style:family="paragraph" style:parent-style-name="Standard">
      <style:paragraph-properties fo:line-height="100%"/>
      <style:text-properties style:font-name="Liberation Serif" fo:font-size="14pt" fo:font-weight="bold" officeooo:paragraph-rsid="000a9444" style:font-size-asian="14pt" style:font-weight-asian="bold" style:font-size-complex="14pt" style:font-weight-complex="bold"/>
    </style:style>
    <style:style style:name="T1" style:family="text">
      <style:text-properties officeooo:rsid="004a2ec2"/>
    </style:style>
    <style:style style:name="T2" style:family="text">
      <style:text-properties officeooo:rsid="004bc402"/>
    </style:style>
    <style:style style:name="T3" style:family="text">
      <style:text-properties officeooo:rsid="0048a873"/>
    </style:style>
    <style:style style:name="T4" style:family="text">
      <style:text-properties fo:font-size="14pt" style:font-size-asian="14pt" style:font-size-complex="14pt"/>
    </style:style>
    <style:style style:name="T5" style:family="text">
      <style:text-properties fo:font-size="14pt" officeooo:rsid="00087e0d" style:font-size-asian="14pt" style:font-size-complex="14pt"/>
    </style:style>
    <style:style style:name="T6" style:family="text">
      <style:text-properties officeooo:rsid="002370e3"/>
    </style:style>
    <style:style style:name="T7" style:family="text">
      <style:text-properties officeooo:rsid="0039eeb5"/>
    </style:style>
    <style:style style:name="T8" style:family="text">
      <style:text-properties officeooo:rsid="0013e2f5"/>
    </style:style>
    <style:style style:name="T9" style:family="text">
      <style:text-properties officeooo:rsid="00127047"/>
    </style:style>
    <style:style style:name="T10" style:family="text">
      <style:text-properties officeooo:rsid="00178caf"/>
    </style:style>
    <style:style style:name="T11" style:family="text">
      <style:text-properties officeooo:rsid="0012a0fb"/>
    </style:style>
    <style:style style:name="T12" style:family="text">
      <style:text-properties officeooo:rsid="00159403"/>
    </style:style>
    <style:style style:name="T13" style:family="text">
      <style:text-properties officeooo:rsid="00047f2f"/>
    </style:style>
    <style:style style:name="T14" style:family="text">
      <style:text-properties officeooo:rsid="0018044c"/>
    </style:style>
    <style:style style:name="T15" style:family="text">
      <style:text-properties officeooo:rsid="001bbbad"/>
    </style:style>
    <style:style style:name="T16" style:family="text">
      <style:text-properties officeooo:rsid="00302328"/>
    </style:style>
    <style:style style:name="T17" style:family="text">
      <style:text-properties officeooo:rsid="002ac007"/>
    </style:style>
    <style:style style:name="T18" style:family="text">
      <style:text-properties officeooo:rsid="001cfb21"/>
    </style:style>
    <style:style style:name="T19" style:family="text">
      <style:text-properties officeooo:rsid="001da777"/>
    </style:style>
    <style:style style:name="T20" style:family="text">
      <style:text-properties officeooo:rsid="0006af11"/>
    </style:style>
    <style:style style:name="T21" style:family="text">
      <style:text-properties officeooo:rsid="0034b69f"/>
    </style:style>
    <style:style style:name="T22" style:family="text">
      <style:text-properties officeooo:rsid="0020fdf9"/>
    </style:style>
    <style:style style:name="T23" style:family="text">
      <style:text-properties officeooo:rsid="0032da95"/>
    </style:style>
    <style:style style:name="T24" style:family="text">
      <style:text-properties officeooo:rsid="0030a4c4"/>
    </style:style>
    <style:style style:name="T25" style:family="text">
      <style:text-properties officeooo:rsid="0014905c"/>
    </style:style>
    <style:style style:name="T26" style:family="text">
      <style:text-properties officeooo:rsid="001600bc"/>
    </style:style>
    <style:style style:name="T27" style:family="text">
      <style:text-properties officeooo:rsid="00256968"/>
    </style:style>
    <style:style style:name="T28" style:family="text">
      <style:text-properties officeooo:rsid="0016fcce"/>
    </style:style>
    <style:style style:name="T29" style:family="text">
      <style:text-properties officeooo:rsid="0018775a"/>
    </style:style>
    <style:style style:name="T30" style:family="text">
      <style:text-properties officeooo:rsid="00087e0d"/>
    </style:style>
    <style:style style:name="T31" style:family="text">
      <style:text-properties officeooo:rsid="001932db"/>
    </style:style>
    <style:style style:name="T32" style:family="text">
      <style:text-properties officeooo:rsid="00181d46"/>
    </style:style>
    <style:style style:name="T33" style:family="text">
      <style:text-properties officeooo:rsid="001caac4"/>
    </style:style>
    <style:style style:name="T34" style:family="text">
      <style:text-properties officeooo:rsid="002c624f"/>
    </style:style>
    <style:style style:name="T35" style:family="text">
      <style:text-properties officeooo:rsid="001a727e"/>
    </style:style>
    <style:style style:name="T36" style:family="text">
      <style:text-properties officeooo:rsid="00663c7a"/>
    </style:style>
    <style:style style:name="T37" style:family="text">
      <style:text-properties officeooo:rsid="003da9ae"/>
    </style:style>
    <style:style style:name="T38" style:family="text">
      <style:text-properties officeooo:rsid="0024d44b"/>
    </style:style>
    <style:style style:name="T39" style:family="text">
      <style:text-properties officeooo:rsid="002bdedc"/>
    </style:style>
    <style:style style:name="T40" style:family="text">
      <style:text-properties officeooo:rsid="001e67b2"/>
    </style:style>
    <style:style style:name="T41" style:family="text">
      <style:text-properties officeooo:rsid="0036f403"/>
    </style:style>
    <style:style style:name="T42" style:family="text">
      <style:text-properties officeooo:rsid="002974b9"/>
    </style:style>
    <style:style style:name="T43" style:family="text">
      <style:text-properties officeooo:rsid="0021c7a1"/>
    </style:style>
    <style:style style:name="T44" style:family="text">
      <style:text-properties officeooo:rsid="0033e579"/>
    </style:style>
    <style:style style:name="T45" style:family="text">
      <style:text-properties officeooo:rsid="00397599"/>
    </style:style>
    <style:style style:name="T46" style:family="text">
      <style:text-properties officeooo:rsid="000f15ae"/>
    </style:style>
    <style:style style:name="T47" style:family="text">
      <style:text-properties officeooo:rsid="000a9444"/>
    </style:style>
    <style:style style:name="T48" style:family="text">
      <style:text-properties officeooo:rsid="003dbe43"/>
    </style:style>
    <style:style style:name="T49" style:family="text">
      <style:text-properties officeooo:rsid="0052c4e6"/>
    </style:style>
    <style:style style:name="T50" style:family="text">
      <style:text-properties officeooo:rsid="005f12f2"/>
    </style:style>
    <style:style style:name="T51" style:family="text">
      <style:text-properties officeooo:rsid="00388fa6"/>
    </style:style>
    <style:style style:name="T52" style:family="text">
      <style:text-properties officeooo:rsid="0044073a"/>
    </style:style>
    <style:style style:name="T53" style:family="text">
      <style:text-properties officeooo:rsid="002ead69"/>
    </style:style>
    <style:style style:name="T54" style:family="text">
      <style:text-properties fo:font-size="14pt" fo:font-weight="normal" officeooo:rsid="004a6b77" style:font-size-asian="14pt" style:font-weight-asian="normal" style:font-size-complex="14pt" style:font-weight-complex="normal"/>
    </style:style>
    <style:style style:name="T55" style:family="text">
      <style:text-properties fo:font-size="14pt" fo:font-weight="bold" style:font-size-asian="14pt" style:font-weight-asian="bold" style:font-size-complex="14pt" style:font-weight-complex="bold"/>
    </style:style>
    <style:style style:name="T56" style:family="text">
      <style:text-properties officeooo:rsid="000c75dc"/>
    </style:style>
    <style:style style:name="T57" style:family="text">
      <style:text-properties officeooo:rsid="004a6b77"/>
    </style:style>
    <style:style style:name="T58" style:family="text">
      <style:text-properties officeooo:rsid="0055b951"/>
    </style:style>
    <style:style style:name="T59" style:family="text">
      <style:text-properties officeooo:rsid="00579a60"/>
    </style:style>
    <style:style style:name="T60" style:family="text">
      <style:text-properties officeooo:rsid="0068c6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igionens språk består av samlad erfarenhet,</text:p>
      <text:p text:style-name="P1">och det lever endast där det talar från erfarenhet till erfarenhet.”</text:p>
      <text:p text:style-name="P1"><text:s text:c="59"/>( Dorothee Sölle )</text:p>
      <text:p text:style-name="P2"/>
      <text:p text:style-name="P3">Vi ger varandra liv. Så är det med berättelser, bibelns och våra egna. En annan människas berättelse kan öppna rum inom mig som jag inte trodde fanns. Och som jag inte hade fått tillgång till utan hennes berättelse som berörde mig. Som om det inte bara är jag som ser, utan berättelsen ser mig och berättar något för mig.</text:p>
      <text:p text:style-name="P3"/>
      <text:p text:style-name="P4">Det är <text:span text:style-name="T1">bara </text:span>så vi <text:span text:style-name="T1">kan tala</text:span> om tro, om erfarenheter<text:span text:style-name="T2">na</text:span> bortom orden. Vi berättar <text:span text:style-name="T3">en berättelse.</text:span></text:p>
      <text:p text:style-name="P4"/>
      <text:p text:style-name="P5"><text:tab/><text:tab/><text:tab/><text:tab/><text:span text:style-name="T4">Där hinnan </text:span><text:span text:style-name="T5">blev</text:span><text:span text:style-name="T4"> tunn</text:span></text:p>
      <text:p text:style-name="P6"/>
      <text:p text:style-name="P7">Under den tid, då alla våra bibliska texter kom till – och det är en tid <text:span text:style-name="T6">av </text:span>flera tusen år, så levde människor med en annan världsbild än den som vi lever med idag.</text:p>
      <text:p text:style-name="P8">De tänkte världen i tre våningar: en underjord med det onda och helvetiska, en synlig jord med hav och land och <text:span text:style-name="T7">berg och </text:span>en gudomlig himmel däröver. <text:s/><text:span text:style-name="T8">En stillastående bild. </text:span><text:span text:style-name="T9">Det var den tidens vetenskapliga syn på världen. Det var inom den ramen som människor formulerade sina tankar om Gud. </text:span><text:span text:style-name="T10">De texter vi har i vår bibel är präglade av den världsbilden.</text:span></text:p>
      <text:p text:style-name="P8"/>
      <text:p text:style-name="P9">Sedan dess – och det är 2 000 år sedan – så har forskningen och vetenskapen gett oss en helt annan bild av den jord vi lever på. Dess <text:span text:style-name="T11">historia, </text:span><text:span text:style-name="T8">inte tusen, men </text:span><text:span text:style-name="T11">miljarder år lång, dess plats i ett oändligt universum. </text:span><text:span text:style-name="T7">Ett kosmos. </text:span><text:span text:style-name="T8">Och forskningen upptäcker och ifrågasätter och för oss hela tiden vidare och djupare. <text:s/></text:span><text:span text:style-name="T11">Jorden, än mindre människan, är </text:span><text:span text:style-name="T12">inte </text:span><text:span text:style-name="T11">längre allt</text:span><text:span text:style-name="T12">ings</text:span><text:span text:style-name="T11"> centrum. </text:span><text:span text:style-name="T12">Allt hör samman.</text:span></text:p>
      <text:p text:style-name="P10"><text:s/></text:p>
      <text:p text:style-name="P9"><text:span text:style-name="T8">Men d</text:span><text:span text:style-name="T11">å </text:span><text:span text:style-name="T8">blir </text:span><text:span text:style-name="T11">det </text:span><text:span text:style-name="T8">också </text:span><text:span text:style-name="T11">svårare att tänka sig Gud </text:span><text:span text:style-name="T8">i</text:span><text:span text:style-name="T11"> en himmel ovan där eller som en övernaturlig varelse som ingriper utifrån. </text:span><text:span text:style-name="T13">Och hjälper vissa, men inte alla.</text:span></text:p>
      <text:p text:style-name="P9"/>
      <text:p text:style-name="P10">Allt som är riktigt viktigt, det som är betydande och djupt berörande för oss måste vi, liksom bibelns människor <text:span text:style-name="T10">gjorde då, </text:span>formulera utifrån vårt sätt att tänka. <text:span text:style-name="T14">Så hur tänker vi? Vilka bilder hjälper oss? </text:span><text:span text:style-name="T15">Vi längtar efter ett språk som öppnar för en djupare andlig erfarenhet.</text:span></text:p>
      <text:p text:style-name="P10"/>
      <text:p text:style-name="P11">Vår tid som är så präglad av naturvetenskapen, <text:span text:style-name="T16">a</text:span>v det som kan mätas och registreras. <text:span text:style-name="T16">a</text:span><text:span text:style-name="T17">v det som finns,</text:span> har svårare för att hantera erfarenheten <text:span text:style-name="T17">och berättelserna om </text:span>en djupare, andlig verklighet.</text:p>
      <text:p text:style-name="P10"/>
      <text:p text:style-name="P12"><text:span text:style-name="T17">Men</text:span> genom hela bibeln så går detta som en underström: övertygelsen om en andlig dimension, en djupdimension <text:span text:style-name="T7">i</text:span> tillvaron, som är verkligare och viktigare än det vi kan se. Som vi inte kan styra över. Som är större. Som man bara kan erfara och ta emot. <text:span text:style-name="T6">Livets källa. </text:span><text:s/>Som inte finns därute eller däruppe, utan som är mycket nära. <text:span text:style-name="T18">Om detta kan man bara berätta. </text:span><text:span text:style-name="T19">Inget bevisa.</text:span></text:p>
      <text:p text:style-name="P12"/>
      <text:p text:style-name="P13">I bibeln berättas det om hur denna mystika, andliga erfarenhet bryter igenom hos personer, som blir väldigt viktiga <text:span text:style-name="T7">i</text:span> Israels historia. <text:span text:style-name="T20">En av dessa berättelser handlar </text:span>om hur Mose mötte Gud ansikte mot ansikte på berget. Man tänkte sig att den andliga dimensionen och den jordiska möttes på vissa platser, där hinnan blev tunn. Berget var en sådan plats, <text:span text:style-name="T19">öknen likaså, </text:span>templet med det allra heligaste inre rummet var en annan.</text:p>
      <text:p text:style-name="P13"/>
      <text:p text:style-name="P13"><text:soft-page-break/>Andra personer <text:span text:style-name="T18">i</text:span> denna <text:span text:style-name="T18">fåra</text:span> med samma erfarenhet och betydelse var profeterna, så<text:span text:style-name="T18">s</text:span>om Elia <text:span text:style-name="T18">med sitt möte med Gud i den stilla susningen på berget </text:span><text:span text:style-name="T19">liksom</text:span><text:span text:style-name="T18"> </text:span>Jesaja <text:span text:style-name="T17">med sitt</text:span><text:span text:style-name="T18"> möte med änglarna </text:span><text:span text:style-name="T7">i</text:span><text:span text:style-name="T18"> templet</text:span>. <text:s/></text:p>
      <text:p text:style-name="P13"/>
      <text:p text:style-name="P14">Och många andra…</text:p>
      <text:p text:style-name="P14"/>
      <text:p text:style-name="P15">I denna ström av personer med djupt berörande erfarenheter står också Jesus.<text:span text:style-name="T13"> </text:span><text:span text:style-name="T21">Kanske är detta en av de viktigaste nycklarna till att förstå honom.</text:span> <text:span text:style-name="T21">O</text:span>ch efter honom många andra. Som Paulus. <text:span text:style-name="T22">Och många efter honom…</text:span></text:p>
      <text:p text:style-name="P15"/>
      <text:p text:style-name="P16">I keltisk kristendom formulerades på 400-talet <text:span text:style-name="T23">e Kr </text:span>uttrycket “tunna ställen” för platser eller erfarenheter där det heliga kom nära. Det är ett uttryck som har återupptäckts <text:span text:style-name="T21">i</text:span> vår tid och jag tror att vi kan känna igen <text:span text:style-name="T24">det från våra egna liv. Ett kyrkorum, </text:span><text:span text:style-name="T21">kanske ett tomt kyrkorum. E</text:span><text:span text:style-name="T24">n avgörande livssituation, </text:span><text:span text:style-name="T21">som ett barns födelse eller kanske en dödsbädd. E</text:span><text:span text:style-name="T24">n gudstjänst. </text:span><text:span text:style-name="T21">E</text:span><text:span text:style-name="T24">tt möte. <text:s/>Av stillhet, där hinnan blev tunn. </text:span><text:span text:style-name="T23">Där vi tyckte att vi var utanför tiden.</text:span></text:p>
      <text:p text:style-name="P16"/>
      <text:p text:style-name="P16"/>
      <text:p text:style-name="P17"><text:tab/><text:tab/><text:tab/><text:tab/><text:span text:style-name="T4">I minnet uppstår mötet</text:span></text:p>
      <text:p text:style-name="P18"/>
      <text:p text:style-name="P17">När jag var nyprästvigd och för första gången skulle predika under påsken gjorde jag en upptäckt som kom att få mycket stor betydelse för mig. <text:span text:style-name="T25">Varje söndag har ett tema och efter påsk finns rubriker som “Vägen till livet” och “Att växa i tro”. När jag började läsa de texter som jag skulle pre</text:span><text:span text:style-name="T26">d</text:span><text:span text:style-name="T25">ika över, så märkte jag att flera av dem var hämtade ur Jesu avskedstal till sina vänner, när han förstod att hans liv var hotat. Avskedstalet är en del av Johannesevangeliet.</text:span></text:p>
      <text:p text:style-name="P19">Men varför är dessa texter påbjud<text:span text:style-name="T26">n</text:span>a att läsas och reflekteras över efter påsk? Hör de inte hemma före påsk?</text:p>
      <text:p text:style-name="P20"/>
      <text:p text:style-name="P20">Då öppnade sig ett oåterkallerligt och ständigt på nytt meningsskapande perspektiv för mig. <text:span text:style-name="T27">D</text:span>etta handlar om sorg. Jesu vänner är mitt inne i en lång och mycket smärtsam sorgeprocess där de <text:span text:style-name="T28">pratar och pratar och pratar om honom som de mist – och försöker minnas. Så som varje sorgeprocess är, att vi försöker hålla fast den döde. </text:span><text:span text:style-name="T29">Vi är vända bakåt. </text:span><text:span text:style-name="T28">Vi berättar om och om igen…</text:span></text:p>
      <text:p text:style-name="P21"/>
      <text:p text:style-name="P21">Jesus är död och borta. Annars är sorg inte på allvar. Så som det är för oss alla. Jesu vänner drivs ut på en ö<text:span text:style-name="T30">ken</text:span>vandring, där de har mist allt utom varandra. <text:span text:style-name="T31">I denna smärta är Jesus ibland plötsligt närvarande, tröstar och uppmuntrar för att försvinna lika fort. I mitt arbete som sjukhuspräst har jag lärt mig att liknande erfarenheter är mycket vanliga, när människor sörjer en älskad människa. Men vi pratar sällan om det.</text:span></text:p>
      <text:p text:style-name="P22"/>
      <text:p text:style-name="P22">Texterna ur avskedstalet har en ton av oåterkallerlighet och längtan. <text:span text:style-name="T32">Dit jag går kan ni inte följa mig.</text:span></text:p>
      <text:p text:style-name="P23">Men det växer också fram ett annat minne. Hur han sa, att det är bra för dem att han går bort, för om han inte går bort, så kan han inte sända en annan hjälpare.</text:p>
      <text:p text:style-name="P21">En ny erfarenhet växer ur sorgen. En erfarenhet av Närvaro. <text:span text:style-name="T33">Som inte är möjlig utan </text:span><text:span text:style-name="T34">Jesu död.</text:span><text:span text:style-name="T33"> </text:span><text:span text:style-name="T31">Denna erfarenhet växer sig allt starkare. Minnena </text:span><text:span text:style-name="T35">av</text:span><text:span text:style-name="T31"> Jesus handlar så mycket om detta. Hans djupa gudsförankring, som var som en djup förbindelse. Han var en judisk mystiker. Med en vishet som säkert också gjorde honom ensam. Men också seende. Det var ur denna gudsnähet han talade och handlade.</text:span></text:p>
      <text:p text:style-name="P21"/>
      <text:p text:style-name="P24"><text:soft-page-break/>Denna erfarenhet av Närvaro, <text:s/>av <text:span text:style-name="T33">G</text:span>udsnärvaro, som växer ur sorgen, tror jag är den djupaste innebörden av berättelserna om uppståndelsen. Är det så, <text:span text:style-name="T27">d</text:span>å <text:span text:style-name="T36">är </text:span><text:span text:style-name="T34">denna erfarenhet</text:span> <text:span text:style-name="T27">plötsligt </text:span><text:s/>lika <text:span text:style-name="T36">nära </text:span><text:span text:style-name="T27">oss.</text:span></text:p>
      <text:p text:style-name="P24"/>
      <text:p text:style-name="P25">Först efter en lång sorgetid kan nya erfarenheter bryta fram, så är också påsktiden i kyrkoåret en lång tid, sex veckor. Den avslutas med Kristi himmelsfärds dag, då Jesu vänner är beredda att släppa taget <text:span text:style-name="T37">om sorgen och låta honom gå.</text:span> Rubriken för den dagen är “Herre över allting”. <text:s/>Det är <text:span text:style-name="T27">s</text:span><text:span text:style-name="T33">å</text:span> integrering sker, <text:span text:style-name="T27">att </text:span>vi vågar släppa taget. För oss är ju himmelen, Guds boning, inte däruppe, som den var för antikens människor, vars världsbild bestod av tre våningar. Den är härinne.</text:p>
      <text:p text:style-name="P25"/>
      <text:p text:style-name="P26">Jag minns att jag vid min första påskdagsgudstjänst stoppade in en lågmäld psalm bland alla jubelpsalmer. <text:span text:style-name="T38">Jag förstod att det kunde bli utmanande. </text:span><text:span text:style-name="T39">Det skrämde mig lite, </text:span><text:span text:style-name="T38">men jag </text:span><text:span text:style-name="T39">kände att jag måste, för jag </text:span><text:span text:style-name="T38">var övertygad om att hemligheten fanns här.</text:span></text:p>
      <text:p text:style-name="P26"/>
      <text:p text:style-name="P26">“Det tänds ett ljus <text:span text:style-name="T40">i</text:span> sorgens mörka gömma. </text:p>
      <text:p text:style-name="P26">Det hörs ett ord <text:span text:style-name="T40">i</text:span> gråtens slutna rum. </text:p>
      <text:p text:style-name="P26">Det är det nya livets stämma,</text:p>
      <text:p text:style-name="P26">Guds kärleks evangelium.”</text:p>
      <text:p text:style-name="P24"/>
      <text:p text:style-name="P27"/>
      <text:p text:style-name="P27"><text:tab/><text:tab/><text:tab/><text:tab/><text:tab/></text:p>
      <text:p text:style-name="P28"><text:tab/><text:tab/><text:tab/><text:tab/></text:p>
      <text:p text:style-name="P28"><text:tab/><text:tab/><text:tab/><text:tab/><text:span text:style-name="T4">Det tomma rummet</text:span></text:p>
      <text:p text:style-name="P29"/>
      <text:p text:style-name="P30">Kvinnorna fanns vid graven. <text:span text:style-name="T41">Deras roll är självklar i uppståndelsetexterna. </text:span>Skillnaden mot förut är att Jesus inte är där. Det de möter är tomhet och en röst, en insikt, som säger att de skall gå tillbaka till vardagen. Det är där mötet kommer att finnas.</text:p>
      <text:p text:style-name="P30"/>
      <text:p text:style-name="P29">Vilken kraft det fanns i tomheten. Så omvandlande, så skapande den blev. <text:span text:style-name="T42">Erfarenheten av d</text:span>en tomma graven. <text:span text:style-name="T43">Men det </text:span><text:span text:style-name="T44">behöv</text:span><text:span text:style-name="T45">de</text:span><text:span text:style-name="T43"> </text:span><text:span text:style-name="T42">uppstå</text:span><text:span text:style-name="T43"> en berättelse. </text:span><text:span text:style-name="T38">Ett språk för erfarenheten.</text:span></text:p>
      <text:p text:style-name="P30"/>
      <text:p text:style-name="P31">I Johannes evangelium finns en berättelse om Maria från Magdala. <text:span text:style-name="T43">Det står om henne att hon gråtande lutade sig in i graven...</text:span></text:p>
      <text:p text:style-name="P30">Är det för att Maria vågade vara kvar i den tomheten och luta sig längre in i den, som hon var den första som förstod? Det var nog så jag tänkte, när jag skrev betraktelsen till <text:span text:style-name="T36">den </text:span>Gryningsmässa, <text:span text:style-name="T36">som firades före gryningen varje påskdag </text:span>i Kirsebergskyrkan i Malmö. <text:s/>Kan det vara så att det fanns en erfarenhet av tomhet tidigare i Marias liv, som gjorde det möjligt för henne att förstå? Vad ligger bakom berättelsen om sju demoner? Hon visste i alla fall vad det innebar att få sitt hus tömt på det som ockuperat henne och i stället fyllt av en tillitsfull relation.</text:p>
      <text:p text:style-name="P30"/>
      <text:p text:style-name="P30">”Maria, Maria,</text:p>
      <text:p text:style-name="P30">vad är det du har sett, som ingen av oss andra ännu har sett!</text:p>
      <text:p text:style-name="P30">Du kommer till oss och berättar om en erfarenhet som du har vågat göra alldeles ensam.</text:p>
      <text:p text:style-name="P30">Ditt mod ger oss andra hoppet tillbaka.</text:p>
      <text:p text:style-name="P30">Du kunde inte förneka honom och allt det som han hade väckt och fött fram i ditt liv.</text:p>
      <text:p text:style-name="P30">Det gick inte att förneka. Det hade varit att döda dig själv också. </text:p>
      <text:p text:style-name="P30">Du kunde inte gömma dig nu.</text:p>
      <text:p text:style-name="P30"><text:soft-page-break/>Därför kunde du inte heller förneka det du kände nu, när han var död – och du kunde inte förneka att han var död – han hade varit alldeles för viktig för dig för att du skulle kunna det!</text:p>
      <text:p text:style-name="P30">Maria – du flydde inte och därför ger du oss hoppet tillbaka..</text:p>
      <text:p text:style-name="P30">Du nöjde dig inte. Du nöjde dig inte med att konstatera att graven var tom, som de andra två lärjungarna gjorde, och som gick hem…</text:p>
      <text:p text:style-name="P30">Du stannade kvar. Du lämnade inte mörkret och sorgen och ensamheten, innan mörkret och sorgen och ensamheten var färdiga med dig.</text:p>
      <text:p text:style-name="P30">Du lutade dig längre in…</text:p>
      <text:p text:style-name="P30">Och därför ger du oss hoppet tillbaka, Maria.</text:p>
      <text:p text:style-name="P30">Du kunde inte gå.</text:p>
      <text:p text:style-name="P30">Du sökte och frågade.</text:p>
      <text:p text:style-name="P30">Det var som du var bunden.</text:p>
      <text:p text:style-name="P30">Som om Någon annan sökte dig.</text:p>
      <text:p text:style-name="P30">”Varför gråter du kvinna, vem letar du efter?”</text:p>
      <text:p text:style-name="P32">Du hör en röst. </text:p>
      <text:p text:style-name="P32">Du hör ditt namn.</text:p>
      <text:p text:style-name="P30">Och det som händer i det mötet är att du blir till, Maria.</text:p>
      <text:p text:style-name="P30">Du får en ny grund att stå på. Något som är du.</text:p>
      <text:p text:style-name="P30">Längst inne i din ensamhet, i din sorg, i din djupaste känsla, föddes du på nytt.</text:p>
      <text:p text:style-name="P30">Och då kunde du lämna mörkret och ensamheten och komma till oss och berätta.”</text:p>
      <text:p text:style-name="P30"/>
      <text:p text:style-name="P30"/>
      <text:p text:style-name="P30">Den avslutande delen i författaren Kerstin Ekmans romanserie om kvinnorna och staden heter ”En stad av ljus”. Kulturskribenten Maria Schottenius kartlägger i sin doktorsavhandling om</text:p>
      <text:p text:style-name="P30">romanserien alla de många religiösa motiv, som finns i boken, bl a Maria-motivet. Maria Schottenius bok, som bygger på doktorsavhandlingen, heter: ”Den kvinnliga hemligheten”. </text:p>
      <text:p text:style-name="P30">Avgörandet i romanen ”En stad av ljus” kommer när huvudpersonen Ann-Marie tar sig allra längst in i sitt ärvda hus till ett dolt rum innanför mammans garderob, där hon som barn en gång <text:s/>i en syn såg sin döda mamma. När hon nu som medelålders kvinna med stor skräck tar sig dit igen, så är rummet tomt. Maria Schottenius återkommer gång på gång till att detta är romanens centrum. Här sker förvandlingen, födelsen, och Ann-Marie stiger ut på andra sidan av det tomma rummet med en ny möjlighet till att vara närvarande här och nu, bli berörd och visa medkänsla. Den kvinnliga hemligheten är att ha tillgång till det tomma inre rummet, där förvandling och skapelse sker.</text:p>
      <text:p text:style-name="P30">Romanens centrum i det heliga, inre, tomma rummet ger direkt associationer till evangeliernas berättelser om den tomma graven, som förändrade allt. </text:p>
      <text:p text:style-name="P30"/>
      <text:p text:style-name="P30">Men vem skall rulla undan stenen?</text:p>
      <text:p text:style-name="P33"/>
      <text:p text:style-name="P33"/>
      <text:p text:style-name="P33"><text:tab/><text:tab/><text:tab/><text:tab/><text:span text:style-name="T4">Ett existentiellt förband</text:span></text:p>
      <text:p text:style-name="P33"/>
      <text:p text:style-name="P30">Under mina sista år som sjukhuspräst stötte jag på ny forskning om omhändertagandet av människor som varit med om stora katastrofer. Forskarna <text:span text:style-name="T46">Arne Rehnsfeldt och Maria Arman </text:span>skriver om hur det mest verksamma verkar vara att lägga, vad de kallar, <text:s/>”ett existentiellt förband”. <text:s/>Medkänsla, medlidande, omsorg utan avsikt och mål, delande av mänsklig utsatthet verkar vara det mest läkande. Det tar lång tid, men i gemenskapen förändras både den som berättar om sin erfarenhet och den som <text:soft-page-break/>lyssnar. Det mest fasansfulla har oåterkallerligen hänt. Själva händelsen har inneburit att den drabbade ställts naken inför våra grundvillkor: livet, döden, ensamheten, meningslösheten. Men i berättandet kan livets motsatser hållas samman utan att förminskas och nya helhetsbilder och insikter om livet så småningom växa. En posttraumatisk växt. </text:p>
      <text:p text:style-name="P30"/>
      <text:p text:style-name="P30">De skriver ”It is as if the doors to the most secret or holy room have been opened and a new reality has appeared ( horrifying but fascinating ), a reality that no one but the tormented person is able to grasp”. </text:p>
      <text:p text:style-name="P30"/>
      <text:p text:style-name="P30">En beskrivning så närliggande evangeliernas berättelser om den fördjupning och växt, som lärjungarnas sorgeprocess innebar. Kan också dessa erfarenheter från så olika tider belysa och belysas genom varandra?</text:p>
      <text:p text:style-name="P30"/>
      <text:p text:style-name="P34">“Religionens språk består av samlad erfarenhet,</text:p>
      <text:p text:style-name="P34">och det lever endast där det talar från erfarenhet till erfarenhet.”</text:p>
      <text:p text:style-name="P34"><text:s text:c="59"/>( Dorothee Sölle )</text:p>
      <text:p text:style-name="P34"/>
      <text:p text:style-name="P35"><text:tab/><text:tab/><text:tab/><text:tab/><text:span text:style-name="T4">En djup förbindelse</text:span></text:p>
      <text:p text:style-name="P36"/>
      <text:p text:style-name="P37"><text:span text:style-name="T47">Tro är inte ett försanthållande av trossatser. </text:span><text:span text:style-name="T48">O</text:span>rdet religion, som <text:span text:style-name="T49">enligt vissa forskare </text:span>går tillbaka på det latinska ordet religare, <text:span text:style-name="T48">betyder</text:span> <text:span text:style-name="T49">att </text:span>återknyta, <text:span text:style-name="T49">förbinda. </text:span>Ett återknytande med djupen, en förbindelse, ett band som inte går av. Vårt innersta fäste. Rotfäst. Ett lod. Detta har förblivit den viktigaste och mest pålitliga bilden för min gudserfarenhet. Tilliten <text:span text:style-name="T50">som</text:span> ett förbund, en förbindelse.</text:p>
      <text:p text:style-name="P37">Religionsforskaren Karen Armstrong <text:span text:style-name="T51">har </text:span><text:span text:style-name="T52">berättat</text:span>, att när människor av olika religion skall beskriva den djupaste och viktigaste religiösa erfarenheten, den som har med den djupaste meningen att göra, så verkar de beskriva samma erfarenhet: Nåden att få bli så djupt berörd att man lyfts ur sig själv, glömmer sig själv, och får erfara delaktigheten i ett större sammanhang och ett genuint möte med en annan människa. Det verkar finnas en förbindelse mellan ”dessa Andra” : det lilla barnet inom oss, <text:s/>Självet, som är större och djupare än vårt jag och som vi bara kan ta emot, vår medmänniska, barnen, de mest utsatta. Gudserfarenheten hör samman med mötet med den Andre. Med ett Du. </text:p>
      <text:p text:style-name="P37"/>
      <text:p text:style-name="P38">Under mina år som sjukhuspräst fick jag ofta frågan: Hur orkar du? Du har väl andra intressen, så att du kan fylla på utanför jobbet. Jag svarade alltid att det hade jag. Men samtidigt undrade jag om det var det rätta svaret. För visst hade jag <text:span text:style-name="T53">min lilla familj, mina vänner, min odling..., men det var något annat, som jag inte riktigt hittade ord för först.</text:span></text:p>
      <text:p text:style-name="P38"/>
      <text:p text:style-name="P39">Men det gjorde jag så småningom, för svaret fanns där längst in. I det djupa möte som ofta uppstår, då livet är totalt utsatt, så läggs inga bördor på. Kraften till att orka finns just där. Längst in. Där <text:s/><text:span text:style-name="T50">vi möttes, där </text:span>kunde vi få känna att vi delade något djupare. <text:span text:style-name="T44">Bortom orden.</text:span></text:p>
      <text:p text:style-name="P39"/>
      <text:p text:style-name="P39"/>
      <text:p text:style-name="P37"><text:span text:style-name="T54"><text:tab/><text:tab/><text:tab/>“Det är svårt för oss naturvetare att tro.”</text:span><text:span text:style-name="T55"> <text:s/></text:span></text:p>
      <text:p text:style-name="P40"/>
      <text:p text:style-name="P37"><text:span text:style-name="T47">Det var så han sa</text:span> den gamle <text:span text:style-name="T56">professorn</text:span><text:span text:style-name="T57">,</text:span> som kallade på mig varje gång han lades in på sjukhuset. Han hade alltid med sig sin mammas tummade lilla psalmbok, eftersom han läste psalmen ”Närmare Gud till dig” varje kväll. När jag kom kunde vi sjunga den tillsammans. </text:p>
      <text:p text:style-name="P37"/>
      <text:p text:style-name="P37"><text:soft-page-break/>Ur vår<text:span text:style-name="T58">a</text:span> samtal om tro växte en berättelse. Hans klassresa hade varit mycket lång och det växte en tröst i berättandet och lyssnandet till hans historia. För oss båda. Vi hade båda startat i miljöer med små jordbruk med få traditioner och små ekonomiska möjligheter att läsa vidare. Mitt lyssnande och hans berättande synliggjorde <text:span text:style-name="T59">bådas historia. </text:span>Berättande kräver två personer, en som berättar och en som lyssnar. Nya lyssnare förändrar vår berättelse. Varje gång vi berättar, så berättar vi dessutom på ett nytt sätt inför oss själva. Berättandet löser upp något för oss och omförhandlar vår inre historia. Vi kan upptäcka saker i det redan kända och ana nya sammanhang. </text:p>
      <text:p text:style-name="P37"/>
      <text:p text:style-name="P37">Den äldre mannens berättelse blev till ett stort träd med djupa rötter i en annan tid och med en stor krona. Ett träd där många fått skydd och vila och också fortsatt skulle komma att få det. Profeten Jeremia målar <text:span text:style-name="T2">i</text:span><text:span text:style-name="T57"> sin bok </text:span><text:span text:style-name="T60">i</text:span><text:span text:style-name="T57"> Gamla Testamentet</text:span> bilden av <text:span text:style-name="T56">den gudfruktige som </text:span>ett träd, som överlever svåra tider, eftersom det är planterat nära vatten och sträcker sina rötter mot bäck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text:page-number text:select-page="current">6</text:page-number><text:bookmark-end text:name="PageNumWizard_FOOTER_Default Page Style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1T19:13:31.583187000</meta:creation-date>
    <dc:date>2026-03-22T15:21:50.811947200</dc:date>
    <meta:editing-duration>PT30M52S</meta:editing-duration>
    <meta:editing-cycles>7</meta:editing-cycles>
    <meta:generator>LibreOffice/25.2.7.2$Windows_X86_64 LibreOffice_project/5cbfd1ab6520636bb5f7b99185aa69bd7456825d</meta:generator>
    <meta:print-date>2026-03-22T15:02:16.028627300</meta:print-date>
    <meta:document-statistic meta:table-count="0" meta:image-count="0" meta:object-count="0" meta:page-count="6" meta:paragraph-count="87" meta:word-count="2623" meta:character-count="15316" meta:non-whitespace-character-count="12591"/>
  </office:meta>
</office:document-meta>
</file>